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ICROSERVICES ARCHITECTURE</text:p>
      <text:p text:style-name="Standard"><text:s/></text:p>
      <text:p text:style-name="Standard">Monolith Architecture</text:p>
      <text:p text:style-name="Standard">•The original architecture</text:p>
      <text:p text:style-name="Standard">•All software components are executed in a single process</text:p>
      <text:p text:style-name="Standard">•No distribution of any kind</text:p>
      <text:p text:style-name="Standard">•Strong coupling between all classes</text:p>
      <text:p text:style-name="Standard">•Usually implemented as Silo</text:p>
      <text:p text:style-name="Standard">Service Oriented Architecture</text:p>
      <text:p text:style-name="Standard">•First coined in 1998</text:p>
      <text:p text:style-name="Standard">•Apps are services exposing functionality to the outside world</text:p>
      <text:p text:style-name="Standard">•Services expose metadata to declare their functionality</text:p>
      <text:p text:style-name="Standard">•Usually implemented using SOAP &amp; WSDL</text:p>
      <text:p text:style-name="Standard">•Usually implemented with ESB</text:p>
      <text:p text:style-name="Standard"/>
      <text:p text:style-name="Standard">Problems</text:p>
      <text:p text:style-name="Standard">•A lot of problems were found in both paradigms</text:p>
      <text:p text:style-name="Standard">•Problems relevant to technology, deployment, cost and more</text:p>
      <text:p text:style-name="Standard">•We’ll begin with the Monolith and then move on to SOA</text:p>
      <text:p text:style-name="Standard">Single Technology Platform</text:p>
      <text:p text:style-name="Standard">•With monolith, all the components must be developed using the same development platform</text:p>
      <text:p text:style-name="Standard">•Not always the best for the task</text:p>
      <text:p text:style-name="Standard">•Can’t use specific platform for specific features</text:p>
      <text:p text:style-name="Standard">•Future upgrade is a problem –need to upgrade the whole app</text:p>
      <text:p text:style-name="Standard">Inflexible Deployment</text:p>
      <text:p text:style-name="Standard">•With monolith, new deployment is always for the whole app</text:p>
      <text:p text:style-name="Standard">•No way to deploy only part of the app</text:p>
      <text:p text:style-name="Standard">•Even when updating only one component –the whole codebase is deployed</text:p>
      <text:p text:style-name="Standard">•Forces rigorous testing for every deployment</text:p>
      <text:p text:style-name="Standard">•Forces long development cycles</text:p>
      <text:p text:style-name="Standard">Large and Complex</text:p>
      <text:p text:style-name="Standard">•With monolith, the codebase is large and complex</text:p>
      <text:p text:style-name="Standard">•Every little change can affect other components</text:p>
      <text:p text:style-name="Standard">•Testing not always detects all the bugs</text:p>
      <text:p text:style-name="Standard">•Very difficult to maintain</text:p>
      <text:p text:style-name="Standard">•Might make the system obsolete</text:p>
      <text:p text:style-name="Standard">Complicated and Expensive ESB</text:p>
      <text:p text:style-name="Standard">•With SOA, the ESB is one of the main components</text:p>
      <text:p text:style-name="Standard">•Can quickly become bloated and expensive</text:p>
      <text:p text:style-name="Standard">•Tries to do everything</text:p>
      <text:p text:style-name="Standard">•Very difficult to maintain</text:p>
      <text:p text:style-name="Standard">Characteristics of Microservices</text:p>
      <text:p text:style-name="Standard">Componentization via Services</text:p>
      <text:p text:style-name="Standard">Organized Around Business Capabilities</text:p>
      <text:p text:style-name="Standard">Products not Projects</text:p>
      <text:p text:style-name="Standard">Smart Endpoints and Dumb Pipes</text:p>
      <text:p text:style-name="Standard">Decentralized Governance</text:p>
      <text:p text:style-name="Standard">Decentralized Data Management</text:p>
      <text:p text:style-name="Standard">Infrastructure Automation</text:p>
      <text:p text:style-name="Standard">Design for Failure</text:p>
      <text:p text:style-name="Standard">Evolutionary Design</text:p>
      <text:p text:style-name="Standard">Componentization via Services</text:p>
      <text:p text:style-name="Standard"><text:soft-page-break/>•Modular design is always a good idea</text:p>
      <text:p text:style-name="Standard">•Components are the parts that together compose the software</text:p>
      <text:p text:style-name="Standard">•Modularity can be achieved using:</text:p>
      <text:p text:style-name="Standard">•Libraries –called directly within the process</text:p>
      <text:p text:style-name="Standard">•Services –called by out-of-process mechanism (Web API, RPC)</text:p>
      <text:p text:style-name="Standard">•In Microservices we prefer using Services for the componentization</text:p>
      <text:p text:style-name="Standard">•Libraries can be used inside the service</text:p>
      <text:p text:style-name="Standard">Single Technology Platform</text:p>
      <text:p text:style-name="Standard">•With Microservices, the Decentralized Governance attribute solves it</text:p>
      <text:p text:style-name="Standard">Inflexible Deployment</text:p>
      <text:p text:style-name="Standard">•With Microservices, the Componentization via Services attribute solves it</text:p>
      <text:p text:style-name="Standard"/>
      <text:p text:style-name="Standard">Inefficient Compute Resources</text:p>
      <text:p text:style-name="Standard">•With Microservices, the Componentization via Services attribute solves it</text:p>
      <text:p text:style-name="Standard"/>
      <text:p text:style-name="Standard">Large and Complex</text:p>
      <text:p text:style-name="Standard">•With Microservices, the Componentization via Services attribute solves it</text:p>
      <text:p text:style-name="Standard"><text:s/></text:p>
      <text:p text:style-name="Standard">Deploying Microservices</text:p>
      <text:p text:style-name="Standard">•Deployment of microservices is extremely important </text:p>
      <text:p text:style-name="Standard">•Remember: “Infrastructure Automation”</text:p>
      <text:p text:style-name="Standard">•Slow and complicated deployment will render the whole system ineffective and useless</text:p>
      <text:p text:style-name="Standard">•Architect should be aware of deployment, not responsible</text:p>
      <text:p text:style-name="Standard">•We’ll discuss high-level concepts</text:p>
      <text:p text:style-name="Standard"/>
      <text:p text:style-name="Standard">•Automated deployment is a must for effective microservices architecture</text:p>
      <text:p text:style-name="Standard">•Docker and Kubernetes are the de-facto industry standard</text:p>
      <text:p text:style-name="Standard">•As an Architect, you’re not responsible for the deployment but should be aware</text:p>
      <text:p text:style-name="Standard">Testing Microservices</text:p>
      <text:p text:style-name="Standard">•Testing is important in all systems and all architecture types</text:p>
      <text:p text:style-name="Standard">•With Microservices it’s even more important</text:p>
      <text:p text:style-name="Standard">•Testing Microservices poses additional challenges</text:p>
      <text:p text:style-name="Standard">Tests Types</text:p>
      <text:p text:style-name="Standard">•Unit Tests</text:p>
      <text:p text:style-name="Standard">•Integration Tests</text:p>
      <text:p text:style-name="Standard">•End-to-End Tests</text:p>
      <text:p text:style-name="Standard">Challenges with Microservices Testing</text:p>
      <text:p text:style-name="Standard">•Microservices systems have a lot of moving parts</text:p>
      <text:p text:style-name="Standard">•Testing and tracing all the services is not trivial</text:p>
      <text:p text:style-name="Standard">Unit Tests</text:p>
      <text:p text:style-name="Standard">•Tests individual code units</text:p>
      <text:p text:style-name="Standard">•Method, interface, etc.</text:p>
      <text:p text:style-name="Standard">•In-process only</text:p>
      <text:p text:style-name="Standard">•Usually automated</text:p>
      <text:p text:style-name="Standard">•Developed by the developers</text:p>
      <text:p text:style-name="Standard">Integration Tests</text:p>
      <text:p text:style-name="Standard">•Test the service’s functionality</text:p>
      <text:p text:style-name="Standard">•Cover (almost) all code paths in the service</text:p>
      <text:p text:style-name="Standard">•Some paths might include accessing external objects</text:p>
      <text:p text:style-name="Standard">•Database, other services</text:p>
      <text:p text:style-name="Standard">End-to-End Tests</text:p>
      <text:p text:style-name="Standard">•Test the whole flow(s) of the system</text:p>
      <text:p text:style-name="Standard"><text:soft-page-break/>•Touch all services</text:p>
      <text:p text:style-name="Standard">•Test for end state</text:p>
      <text:p text:style-name="Standard">Service Mesh</text:p>
      <text:p text:style-name="Standard">•Manages all service-to-service communication</text:p>
      <text:p text:style-name="Standard">•Provides additional services</text:p>
      <text:p text:style-name="Standard">•Platform agnostic (usually…)</text:p>
      <text:p text:style-name="Standard">Problems Solved by Service Mesh</text:p>
      <text:p text:style-name="Standard">•Microservices communicate between them a lot</text:p>
      <text:p text:style-name="Standard">•The communication might cause a lot of problems and challenges:</text:p>
      <text:p text:style-name="Standard">•Timeouts</text:p>
      <text:p text:style-name="Standard">•Security</text:p>
      <text:p text:style-name="Standard">•Retries</text:p>
      <text:p text:style-name="Standard">•Monitoring</text:p>
      <text:p text:style-name="Standard">Service Mesh</text:p>
      <text:p text:style-name="Standard">•Software Components that sit near the service and manage all service-to-service communication</text:p>
      <text:p text:style-name="Standard">•Provides all communication services</text:p>
      <text:p text:style-name="Standard">•The service interacts with the service mesh only</text:p>
      <text:p text:style-name="Standard">Service Mesh Services</text:p>
      <text:p text:style-name="Standard">•Protocol conversion</text:p>
      <text:p text:style-name="Standard">•Communication security</text:p>
      <text:p text:style-name="Standard">•Authentication</text:p>
      <text:p text:style-name="Standard">•Reliability (timeouts, retries, health checks, circuit breaking)</text:p>
      <text:p text:style-name="Standard">•Monitoring</text:p>
      <text:p text:style-name="Standard">•Service Discovery </text:p>
      <text:p text:style-name="Standard">•Testing (A/B testing, traffic splitting)</text:p>
      <text:p text:style-name="Standard">•Load balancing</text:p>
      <text:p text:style-name="Standard">Types of Service Mesh</text:p>
      <text:p text:style-name="Standard">•Two main types:</text:p>
      <text:p text:style-name="Standard">•In-Process</text:p>
      <text:p text:style-name="Standard">•Sidecar</text:p>
      <text:p text:style-name="Standard">Logging &amp; Monitoring</text:p>
      <text:p text:style-name="Standard">•Extremely important in Microservices</text:p>
      <text:p text:style-name="Standard">•Flow goes through multiple processes</text:p>
      <text:p text:style-name="Standard">•Hard to get wholistic view</text:p>
      <text:p text:style-name="Standard">•Hard to know what’s going on with the servic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05:12:13.680507506</meta:creation-date>
    <dc:date>2022-03-14T05:13:53.093919500</dc:date>
    <meta:editing-duration>PT1M39S</meta:editing-duration>
    <meta:editing-cycles>1</meta:editing-cycles>
    <meta:document-statistic meta:table-count="0" meta:image-count="0" meta:object-count="0" meta:page-count="3" meta:paragraph-count="135" meta:word-count="664" meta:character-count="4743" meta:non-whitespace-character-count="4208"/>
    <meta:generator>LibreOffice/6.4.7.2$Linux_X86_64 LibreOffice_project/40$Build-2</meta:generator>
  </office:meta>
</office:document-meta>
</file>